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95de" officeooo:paragraph-rsid="001895de"/>
    </style:style>
    <style:style style:name="P2" style:family="paragraph" style:parent-style-name="Standard">
      <style:paragraph-properties fo:text-align="center" style:justify-single-word="false"/>
      <style:text-properties fo:font-size="18pt" fo:font-weight="bold" officeooo:rsid="001895de" officeooo:paragraph-rsid="001895de" style:font-size-asian="18pt" style:font-weight-asian="bold" style:font-size-complex="18pt" style:font-weight-complex="bold"/>
    </style:style>
    <style:style style:name="P3" style:family="paragraph" style:parent-style-name="Standard">
      <style:text-properties officeooo:rsid="00197034" officeooo:paragraph-rsid="00197034"/>
    </style:style>
    <style:style style:name="P4" style:family="paragraph" style:parent-style-name="Standard">
      <style:text-properties officeooo:rsid="00197034" officeooo:paragraph-rsid="001895de"/>
    </style:style>
    <style:style style:name="P5" style:family="paragraph" style:parent-style-name="Standard">
      <style:text-properties officeooo:rsid="001cdfd8" officeooo:paragraph-rsid="001cdfd8"/>
    </style:style>
    <style:style style:name="P6" style:family="paragraph" style:parent-style-name="Standard">
      <style:text-properties fo:font-size="20pt" fo:font-weight="bold" officeooo:rsid="001895de" officeooo:paragraph-rsid="001895de" style:font-size-asian="20pt" style:font-weight-asian="bold" style:font-size-complex="20pt" style:font-weight-complex="bold"/>
    </style:style>
    <style:style style:name="P7" style:family="paragraph" style:parent-style-name="Standard">
      <style:text-properties fo:font-size="20pt" fo:font-weight="bold" officeooo:rsid="00197034" officeooo:paragraph-rsid="001895de" style:font-size-asian="20pt" style:font-weight-asian="bold" style:font-size-complex="20pt" style:font-weight-complex="bold"/>
    </style:style>
    <style:style style:name="P8" style:family="paragraph" style:parent-style-name="Standard">
      <style:text-properties fo:font-size="16pt" officeooo:rsid="00197034" officeooo:paragraph-rsid="00197034" style:font-size-asian="16pt" style:font-size-complex="16pt"/>
    </style:style>
    <style:style style:name="P9" style:family="paragraph" style:parent-style-name="Standard">
      <style:text-properties fo:font-size="16pt" officeooo:rsid="00197034" officeooo:paragraph-rsid="00234167" style:font-size-asian="16pt" style:font-size-complex="16pt"/>
    </style:style>
    <style:style style:name="P10" style:family="paragraph" style:parent-style-name="Standard">
      <style:text-properties officeooo:rsid="00234167" officeooo:paragraph-rsid="00234167"/>
    </style:style>
    <style:style style:name="P11" style:family="paragraph" style:parent-style-name="Standard">
      <style:text-properties fo:font-size="12pt" officeooo:rsid="001895de" officeooo:paragraph-rsid="00234167" style:font-size-asian="12pt" style:font-size-complex="12pt"/>
    </style:style>
    <style:style style:name="P12" style:family="paragraph" style:parent-style-name="Standard">
      <style:text-properties fo:font-size="12pt" officeooo:rsid="00197034" officeooo:paragraph-rsid="00197034" style:font-size-asian="12pt" style:font-size-complex="12pt"/>
    </style:style>
    <style:style style:name="P13" style:family="paragraph" style:parent-style-name="Standard">
      <style:text-properties fo:font-size="12pt" officeooo:rsid="00197034" officeooo:paragraph-rsid="0026f7f6" style:font-size-asian="12pt" style:font-size-complex="12pt"/>
    </style:style>
    <style:style style:name="P14" style:family="paragraph" style:parent-style-name="Standard">
      <style:text-properties officeooo:paragraph-rsid="00197034"/>
    </style:style>
    <style:style style:name="P15" style:family="paragraph" style:parent-style-name="Standard">
      <style:text-properties officeooo:rsid="00295c1e" officeooo:paragraph-rsid="00295c1e"/>
    </style:style>
    <style:style style:name="P16" style:family="paragraph" style:parent-style-name="Standard">
      <style:text-properties officeooo:rsid="002b7053" officeooo:paragraph-rsid="002b7053"/>
    </style:style>
    <style:style style:name="P17" style:family="paragraph" style:parent-style-name="Table_20_Contents">
      <style:text-properties officeooo:paragraph-rsid="0026f7f6"/>
    </style:style>
    <style:style style:name="P18" style:family="paragraph" style:parent-style-name="Table_20_Contents">
      <style:text-properties officeooo:rsid="0026f7f6" officeooo:paragraph-rsid="0026f7f6"/>
    </style:style>
    <style:style style:name="P19" style:family="paragraph" style:parent-style-name="Table_20_Contents">
      <style:text-properties fo:font-size="14pt" fo:font-weight="bold" officeooo:rsid="0026f7f6" officeooo:paragraph-rsid="0026f7f6" fo:background-color="transparent" style:font-size-asian="14pt" style:font-weight-asian="bold" style:font-size-complex="14pt" style:font-weight-complex="bold"/>
    </style:style>
    <style:style style:name="P20" style:family="paragraph" style:parent-style-name="Standard">
      <style:text-properties officeooo:rsid="00234167" officeooo:paragraph-rsid="00234167"/>
    </style:style>
    <style:style style:name="P21" style:family="paragraph" style:parent-style-name="Standard">
      <style:text-properties officeooo:rsid="002cffce" officeooo:paragraph-rsid="002cffce"/>
    </style:style>
    <style:style style:name="P22" style:family="paragraph" style:parent-style-name="Standard">
      <style:text-properties officeooo:rsid="002ffe67" officeooo:paragraph-rsid="002ffe67"/>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 style:family="paragraph">
      <style:paragraph-properties fo:text-align="center"/>
    </style:style>
    <style:style style:name="P25" style:family="paragraph">
      <loext:graphic-properties draw:fill="solid" draw:fill-color="#b4c7dc"/>
      <style:paragraph-properties fo:text-align="center"/>
    </style:style>
    <style:style style:name="P26" style:family="paragraph">
      <loext:graphic-properties draw:fill="solid" draw:fill-color="#b4c7dc"/>
    </style:style>
    <style:style style:name="T1" style:family="text">
      <style:text-properties style:font-name="Liberation Serif1"/>
    </style:style>
    <style:style style:name="T2" style:family="text">
      <style:text-properties officeooo:rsid="00197034"/>
    </style:style>
    <style:style style:name="T3" style:family="text">
      <style:text-properties officeooo:rsid="001a9a14"/>
    </style:style>
    <style:style style:name="T4" style:family="text">
      <style:text-properties officeooo:rsid="001f730c"/>
    </style:style>
    <style:style style:name="T5" style:family="text">
      <style:text-properties officeooo:rsid="00234167"/>
    </style:style>
    <style:style style:name="T6" style:family="text">
      <style:text-properties officeooo:rsid="002b7053"/>
    </style:style>
    <style:style style:name="T7" style:family="text">
      <style:text-properties fo:font-style="italic" style:font-style-asian="italic" style:font-style-complex="italic"/>
    </style:style>
    <style:style style:name="T8" style:family="text">
      <style:text-properties fo:font-style="italic" officeooo:rsid="00256f55" style:font-style-asian="italic" style:font-style-complex="italic"/>
    </style:style>
    <style:style style:name="T9" style:family="text">
      <style:text-properties fo:font-style="italic" officeooo:rsid="002eeaa6" style:font-style-asian="italic" style:font-style-complex="italic"/>
    </style:style>
    <style:style style:name="T10" style:family="text">
      <style:text-properties fo:font-style="italic" officeooo:rsid="002ffe67" style:font-style-asian="italic" style:font-style-complex="italic"/>
    </style:style>
    <style:style style:name="T11" style:family="text">
      <style:text-properties fo:font-style="italic" officeooo:rsid="0030c36f" style:font-style-asian="italic" style:font-style-complex="italic"/>
    </style:style>
    <style:style style:name="T12" style:family="text">
      <style:text-properties fo:font-style="italic" officeooo:rsid="0030fb99" style:font-style-asian="italic" style:font-style-complex="italic"/>
    </style:style>
    <style:style style:name="T13" style:family="text">
      <style:text-properties officeooo:rsid="002cffce"/>
    </style:style>
    <style:style style:name="T14" style:family="text">
      <style:text-properties fo:font-style="normal" style:font-style-asian="normal" style:font-style-complex="normal"/>
    </style:style>
    <style:style style:name="T15" style:family="text">
      <style:text-properties fo:font-style="normal" officeooo:rsid="002eeaa6" style:font-style-asian="normal" style:font-style-complex="normal"/>
    </style:style>
    <style:style style:name="T16" style:family="text">
      <style:text-properties fo:font-style="normal" officeooo:rsid="002ffe67" style:font-style-asian="normal" style:font-style-complex="normal"/>
    </style:style>
    <style:style style:name="T17" style:family="text">
      <style:text-properties fo:font-style="normal" officeooo:rsid="0030c36f" style:font-style-asian="normal" style:font-style-complex="normal"/>
    </style:style>
    <style:style style:name="T18" style:family="text">
      <style:text-properties fo:font-style="normal" officeooo:rsid="0030fb99" style:font-style-asian="normal" style:font-style-complex="normal"/>
    </style:style>
    <style:style style:name="T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font-size="16pt" fo:font-weight="bold" style:font-size-asian="16pt" style:font-weight-asian="bold" style:font-size-complex="16pt" style:font-weight-complex="bold"/>
    </style:style>
    <style:style style:name="gr1" style:family="graphic">
      <style:graphic-properties draw:stroke="solid" svg:stroke-color="#000000" draw:fill="solid" draw:fill-color="#b4c7dc" fo:min-height="4.0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b4c7dc" fo:min-height="2.6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b4c7dc" fo:min-height="3.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color="#3465a4" draw:textarea-horizontal-align="justify" draw:textarea-vertical-align="middle" draw:auto-grow-height="false" fo:min-height="1.961cm" fo:min-width="0.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b4c7dc" fo:min-height="5.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TP de C++ n<text:span text:style-name="T1">°2 : Compte-rendu</text:span></text:p>
      <text:p text:style-name="Standard"/>
      <text:p text:style-name="Standard"/>
      <text:p text:style-name="Standard"/>
      <text:p text:style-name="P1">intro</text:p>
      <text:p text:style-name="P1"/>
      <text:p text:style-name="P6"><text:span text:style-name="T2">1.</text:span> Description des classe<text:span text:style-name="T3">s</text:span></text:p>
      <text:p text:style-name="P1"/>
      <text:p text:style-name="P5"><text:span text:style-name="T5">L</text:span>iste des classes :</text:p>
      <text:p text:style-name="P5">- Trajet</text:p>
      <text:p text:style-name="P5">- TS <text:span text:style-name="T4">(Trajet Simple)</text:span></text:p>
      <text:p text:style-name="P5">- TC <text:span text:style-name="T4">(Trajet Composé)</text:span></text:p>
      <text:p text:style-name="P5">- Catalogue</text:p>
      <text:p text:style-name="P1"/>
      <text:p text:style-name="P8">A. Graphe d’héritage</text:p>
      <text:p text:style-name="P3"/>
      <text:p text:style-name="P3"><draw:frame text:anchor-type="paragraph" draw:z-index="0" draw:name="Forme1" draw:style-name="gr1" draw:text-style-name="P25" svg:width="4.987cm" svg:height="4.067cm" svg:x="4.844cm" svg:y="0.277cm"><draw:text-box><text:p text:style-name="P24"><text:span text:style-name="T20">Trajet</text:span></text:p><text:p/><text:p>char * depart</text:p><text:p>char * arrivee</text:p><text:p/><text:p>char * getDepart() const</text:p><text:p>char * getArrivee() const</text:p><text:p>virtual void Afficher()</text:p></draw:text-box></draw:frame></text:p>
      <text:p text:style-name="P3"/>
      <text:p text:style-name="P3"><draw:line text:anchor-type="paragraph" draw:z-index="5" draw:name="Forme3" draw:style-name="gr5" draw:text-style-name="P24" svg:x1="4.844cm" svg:y1="0.12cm" svg:x2="9.831cm" svg:y2="0.12cm"><text:p/></draw:line></text:p>
      <text:p text:style-name="P3"/>
      <text:p text:style-name="P3"/>
      <text:p text:style-name="P3"><draw:line text:anchor-type="paragraph" draw:z-index="13" draw:name="Forme3" draw:style-name="gr5" draw:text-style-name="P24" svg:x1="4.844cm" svg:y1="0.206cm" svg:x2="9.831cm" svg:y2="0.206cm"><text:p/></draw:line></text:p>
      <text:p text:style-name="P3"/>
      <text:p text:style-name="P3"/>
      <text:p text:style-name="P3"><draw:custom-shape text:anchor-type="paragraph" draw:z-index="3" draw:name="Forme2" draw:style-name="gr4" svg:width="0.466cm" svg:height="2.239cm" svg:x="5.84cm" svg:y="0.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name="Forme2" draw:style-name="gr4" svg:width="0.466cm" svg:height="2.239cm" svg:x="8.031cm" svg:y="0.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
      <text:p text:style-name="P3"/>
      <text:p text:style-name="P3"><draw:frame text:anchor-type="paragraph" draw:z-index="1" draw:name="Forme1" draw:style-name="gr2" draw:text-style-name="P25" svg:width="3.89cm" svg:height="2.62cm" svg:x="2.586cm" svg:y="0.245cm"><draw:text-box><text:p text:style-name="P24"><text:span text:style-name="T20">TS</text:span></text:p><text:p/><text:p>char *mt</text:p><text:p/><text:p>virtual void Afficher()</text:p></draw:text-box></draw:frame><draw:frame text:anchor-type="paragraph" draw:z-index="2" draw:name="Forme1" draw:style-name="gr3" draw:text-style-name="P26" svg:width="3.89cm" svg:height="3.176cm" svg:x="7.685cm" svg:y="0.254cm"><draw:text-box><text:p text:style-name="P24"><text:span text:style-name="T20">TC</text:span></text:p><text:p/><text:p>unsigned int nbTS</text:p><text:p>Trajet ** sousTrajets</text:p><text:p/><text:p>virtual void Afficher()</text:p></draw:text-box></draw:frame></text:p>
      <text:p text:style-name="P3"/>
      <text:p text:style-name="P3"><draw:line text:anchor-type="paragraph" draw:z-index="6" draw:name="Forme3" draw:style-name="gr5" draw:text-style-name="P24" svg:x1="2.586cm" svg:y1="0.161cm" svg:x2="6.475cm" svg:y2="0.161cm"><text:p/></draw:line><draw:line text:anchor-type="paragraph" draw:z-index="8" draw:name="Forme3" draw:style-name="gr5" draw:text-style-name="P24" svg:x1="7.685cm" svg:y1="0.201cm" svg:x2="11.574cm" svg:y2="0.201cm"><text:p/></draw:line></text:p>
      <text:p text:style-name="P3"/>
      <text:p text:style-name="P3"><draw:line text:anchor-type="paragraph" draw:z-index="7" draw:name="Forme3" draw:style-name="gr5" draw:text-style-name="P24" svg:x1="2.586cm" svg:y1="0.201cm" svg:x2="6.475cm" svg:y2="0.201cm"><text:p/></draw:line></text:p>
      <text:p text:style-name="P3"><draw:line text:anchor-type="paragraph" draw:z-index="12" draw:name="Forme3" draw:style-name="gr5" draw:text-style-name="P24" svg:x1="7.685cm" svg:y1="0.263cm" svg:x2="11.574cm" svg:y2="0.263cm"><text:p/></draw:line></text:p>
      <text:p text:style-name="P3"/>
      <text:p text:style-name="P3"/>
      <text:p text:style-name="P3"/>
      <text:p text:style-name="P10">Trajet est l’ancêtre de TS et de TC. Aucun élément de type Trajet uniquement ne sera déclaré, on n’utilisera que TS et TC en pratique. En revanche, cette relation d’héritage permet <text:span text:style-name="T13">notamment </text:span>de stocker les trajets simples et composés dans un même tableau, <office:annotation office:name="__Annotation__254_4141591509"><dc:creator>Emma NEISS</dc:creator><dc:date>2019-12-10T23:08:18.919000000</dc:date><loext:sender-initials>EN</loext:sender-initials><text:p text:style-name="P23"><text:span text:style-name="T19">Répétition avec la suite</text:span></text:p></office:annotation><text:span text:style-name="T13">ou d’appeler la version appropriée de la fonction Afficher grâce au mot-clé </text:span><text:span text:style-name="T8">virtual</text:span>.<office:annotation-end office:name="__Annotation__254_4141591509"/></text:p>
      <text:p text:style-name="P10"/>
      <text:p text:style-name="P21">Un objet de type Trajet se caractérise par sa ville de départ <text:span text:style-name="T7">depart</text:span><text:span text:style-name="T14"> et sa ville d'arrivée </text:span><text:span text:style-name="T7">arrivee</text:span><text:span text:style-name="T14">, dont les </text:span><text:span text:style-name="T15">valeurs sont accessibles via les getters </text:span><text:span text:style-name="T9">getDepart</text:span><text:span text:style-name="T15"> et </text:span><text:span text:style-name="T9">getArrivee</text:span><text:span text:style-name="T15">. Ce sont en effet les deux attriuts communs que partagent les trajets composés et simples. </text:span><text:span text:style-name="T16">Il est également possible de faire afficher les caractéristiques d'un trajet à l'aide du service </text:span><text:span text:style-name="T10">Afficher</text:span><text:span text:style-name="T16"> qui peut être </text:span><text:span text:style-name="T16"><office:annotation office:name="__Annotation__255_4141591509"><dc:creator>Emma NEISS</dc:creator><dc:date>2019-12-10T23:08:51.801000000</dc:date><loext:sender-initials>EN</loext:sender-initials><text:p text:style-name="P23"><text:span text:style-name="T19">Vocabulaire ?</text:span></text:p></office:annotation></text:span><text:span text:style-name="T16">surchargé</text:span><office:annotation-end office:name="__Annotation__255_4141591509"/><text:span text:style-name="T16"> par les classes filles.</text:span></text:p>
      <text:p text:style-name="P21"><text:span text:style-name="T16"/></text:p>
      <text:p text:style-name="P22"><text:soft-page-break/><text:span text:style-name="T14">Un trajet simple (</text:span><text:span text:style-name="T7">TS</text:span><text:span text:style-name="T14">) possède en plus de ces attributs un moyen de transport utilisé pour réaliser ce trajet, </text:span><text:span text:style-name="T17">alors qu'un trajet composé (</text:span><text:span text:style-name="T11">TC</text:span><text:span text:style-name="T17">) possède un nombre de sous-trajets </text:span><text:span text:style-name="T11">nbTS</text:span><text:span text:style-name="T17"> et une liste de sous-trajets (implémentée sous forme de liste de pointeurs vers des objets </text:span><text:span text:style-name="T11">Trajet</text:span><text:span text:style-name="T17">). </text:span><text:span text:style-name="T18">Ainsi, les attributs et services communs aux trajets simples et composés sont regroupés dans la classe mère </text:span><text:span text:style-name="T12">Trajet</text:span><text:span text:style-name="T18">.</text:span></text:p>
      <text:p text:style-name="P10"/>
      <text:p text:style-name="P8">B. Classes « interface »</text:p>
      <text:p text:style-name="P15"/>
      <text:p text:style-name="P1"/>
      <text:p text:style-name="P1"/>
      <text:p text:style-name="P1"/>
      <text:p text:style-name="P1"/>
      <text:p text:style-name="P1"><draw:frame text:anchor-type="char" draw:z-index="9" draw:name="Forme1" draw:style-name="gr6" draw:text-style-name="P25" svg:width="4.991cm" svg:height="5.033cm" svg:x="5.218cm" svg:y="-1.487cm"><draw:text-box><text:p text:style-name="P24"><text:span text:style-name="T20">Catalogue</text:span></text:p><text:p/><text:p>Trajet ** listeTrajets</text:p><text:p>unsigned int tailleAct</text:p><text:p>unsigned int tailleMax</text:p><text:p/><text:p>Void Afficher() const</text:p><text:p>Void ajouterTrajet()</text:p><text:p>Void RechercheTrajet()</text:p><text:p>Void AggrandirListe()</text:p></draw:text-box></draw:frame><draw:line text:anchor-type="char" draw:z-index="10" draw:name="Forme3" draw:style-name="gr7" draw:text-style-name="P24" svg:x1="5.218cm" svg:y1="-0.545cm" svg:x2="10.209cm" svg:y2="-0.545cm"><text:p/></draw:line></text:p>
      <text:p text:style-name="P1"/>
      <text:p text:style-name="P1"><draw:line text:anchor-type="char" draw:z-index="11" draw:name="Forme3" draw:style-name="gr7" draw:text-style-name="P24" svg:x1="5.219cm" svg:y1="0.36cm" svg:x2="10.21cm" svg:y2="0.36cm"><text:p/></draw:line></text:p>
      <text:p text:style-name="P1"/>
      <text:p text:style-name="P1"/>
      <text:p text:style-name="P1"/>
      <text:p text:style-name="P1"/>
      <text:p text:style-name="P1"/>
      <text:p text:style-name="P1"/>
      <text:p text:style-name="P10">La classe Catalogue a pour fonction de stocker les trajets, et de mettre à disposition des services permettant d’en ajouter à la liste, de l’afficher, ou d’effectuer une recherche <text:span text:style-name="T6">en fonction d’un point de départ et d’une arrivée</text:span>. Ces méthodes ne prennent pas de paramètres : la sélection est effectuée via l’entrée standard lorsqu’elles sont appelées, permettant ainsi de simplifier l’utilisation de Catalogue, dans un main par exemple.</text:p>
      <text:p text:style-name="P1"/>
      <text:p text:style-name="P6"><text:span text:style-name="T2">2</text:span>. <text:s/>Structure de données</text:p>
      <text:p text:style-name="P1"/>
      <text:p text:style-name="P9"><text:span text:style-name="T3">A</text:span>. Description</text:p>
      <text:p text:style-name="P11"/>
      <text:p text:style-name="P11"/>
      <text:p text:style-name="P11"/>
      <text:p text:style-name="P8"><text:span text:style-name="T3">B</text:span>. Représentation de la mémoire pour un jeu d’essai</text:p>
      <text:p text:style-name="P8"/>
      <text:p text:style-name="P1"/>
      <text:p text:style-name="P1"/>
      <text:p text:style-name="P7">3. Fichiers</text:p>
      <text:p text:style-name="P4"/>
      <text:p text:style-name="P8">A. Listing des classes</text:p>
      <text:p text:style-name="P12"/>
      <text:p text:style-name="P13"/>
      <table:table table:name="Tableau2" table:style-name="Tableau2">
        <table:table-column table:style-name="Tableau2.A"/>
        <table:table-column table:style-name="Tableau2.B"/>
        <table:table-row>
          <table:table-cell table:style-name="Tableau2.A1" office:value-type="string">
            <text:p text:style-name="P19">Interface</text:p>
          </table:table-cell>
          <table:table-cell table:style-name="Tableau2.B1" office:value-type="string">
            <text:p text:style-name="P19">Réalisation</text:p>
          </table:table-cell>
        </table:table-row>
        <table:table-row>
          <table:table-cell table:style-name="Tableau2.A2" office:value-type="string">
            <text:p text:style-name="P17">-</text:p>
          </table:table-cell>
          <table:table-cell table:style-name="Tableau2.B2" office:value-type="string">
            <text:p text:style-name="P18">Main.cpp</text:p>
          </table:table-cell>
        </table:table-row>
        <table:table-row>
          <table:table-cell table:style-name="Tableau2.A2" office:value-type="string">
            <text:p text:style-name="P18">Catalogue.h</text:p>
          </table:table-cell>
          <table:table-cell table:style-name="Tableau2.B2" office:value-type="string">
            <text:p text:style-name="P18">Catalogue.cpp</text:p>
          </table:table-cell>
        </table:table-row>
        <table:table-row>
          <table:table-cell table:style-name="Tableau2.A2" office:value-type="string">
            <text:p text:style-name="P18">TS.h</text:p>
          </table:table-cell>
          <table:table-cell table:style-name="Tableau2.B2" office:value-type="string">
            <text:p text:style-name="P18">TS.cpp</text:p>
          </table:table-cell>
        </table:table-row>
        <table:table-row>
          <table:table-cell table:style-name="Tableau2.A2" office:value-type="string">
            <text:p text:style-name="P18">TC.h</text:p>
          </table:table-cell>
          <table:table-cell table:style-name="Tableau2.B2" office:value-type="string">
            <text:p text:style-name="P18">TC.cpp</text:p>
          </table:table-cell>
        </table:table-row>
        <table:table-row>
          <table:table-cell table:style-name="Tableau2.A2" office:value-type="string">
            <text:p text:style-name="P18">Trajet.h</text:p>
          </table:table-cell>
          <table:table-cell table:style-name="Tableau2.B2" office:value-type="string">
            <text:p text:style-name="P18">Trajet.cpp</text:p>
          </table:table-cell>
        </table:table-row>
      </table:table>
      <text:p text:style-name="P13"><text:soft-page-break/></text:p>
      <text:p text:style-name="P13"/>
      <text:p text:style-name="P8">B. Makefile</text:p>
      <text:p text:style-name="Standard"/>
      <text:p text:style-name="P16">comment utiliser, le map</text:p>
      <text:p text:style-name="P16"/>
      <text:p text:style-name="Standard"/>
      <text:p text:style-name="P3">Conclusion</text:p>
      <text:p text:style-name="P14"/>
      <text:p text:style-name="P21">getters peu utiles et risqués car donnent accès à la même zone mémoire que celle utilisée par l'objet → pas possible de renvoyer un char* alloué statiquement dans le getter (dépilé), mais allouer dynamiquement une copie de la chaîne de caractères nécessiterait de s'en occuper (<text:span text:style-name="T7">delete[]</text:span><text:span text:style-name="T14">) après avoir utilisé le get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 draw:display-name="Dashed (var)" draw:style="rect" draw:dots1="1" draw:dots1-length="198%" draw:distance="12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1:32:57.073000000</meta:creation-date>
    <dc:date>2019-12-10T23:12:24.389000000</dc:date>
    <meta:editing-duration>PT7H31M21S</meta:editing-duration>
    <meta:editing-cycles>18</meta:editing-cycles>
    <meta:generator>LibreOffice/6.2.3.2$Windows_X86_64 LibreOffice_project/aecc05fe267cc68dde00352a451aa867b3b546ac</meta:generator>
    <dc:creator>Emma NEISS</dc:creator>
    <meta:document-statistic meta:table-count="1" meta:image-count="0" meta:object-count="0" meta:page-count="3" meta:paragraph-count="35" meta:word-count="382" meta:character-count="2348" meta:non-whitespace-character-count="2000"/>
  </office:meta>
</office:document-meta>
</file>